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700000054B15D617A.png" manifest:media-type="image/png"/>
  <manifest:file-entry manifest:full-path="Pictures/100002010000005C0000003C8053B9C2.png" manifest:media-type="image/png"/>
  <manifest:file-entry manifest:full-path="Pictures/10000201000000350000003BC09D54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6699" draw:fill="solid" draw:fill-color="#eeeee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006699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svg:stroke-width="0cm" svg:stroke-color="#000000" draw:marker-start-width="0cm" draw:marker-end-width="0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3.1cm" svg:height="12.4cm" svg:x="8.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401cm" svg:height="1.56cm" svg:x="10.5cm" svg:y="6.3cm">
          <draw:image xlink:href="Pictures/10000201000000350000003BC09D54C5.png" xlink:type="simple" xlink:show="embed" xlink:actuate="onLoad">
            <text:p/>
          </draw:image>
        </draw:frame>
        <draw:frame draw:style-name="gr2" draw:text-style-name="P1" draw:layer="layout" svg:width="2.433cm" svg:height="1.587cm" svg:x="4.867cm" svg:y="3.9cm">
          <draw:image xlink:href="Pictures/100002010000005C0000003C8053B9C2.png" xlink:type="simple" xlink:show="embed" xlink:actuate="onLoad">
            <text:p/>
          </draw:image>
        </draw:frame>
        <draw:custom-shape draw:style-name="gr3" draw:text-style-name="P1" draw:layer="layout" svg:width="20.95cm" svg:height="14.3cm" svg:x="4.375cm" svg:y="3.3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557cm" svg:height="1.011cm" svg:x="11.8cm" svg:y="12.389cm">
          <draw:image xlink:href="Pictures/10000201000002C700000054B15D617A.png" xlink:type="simple" xlink:show="embed" xlink:actuate="onLoad">
            <text:p/>
          </draw:image>
        </draw:frame>
        <draw:custom-shape draw:style-name="gr4" draw:text-style-name="P1" draw:layer="layout" svg:width="0.2cm" svg:height="0.2cm" svg:x="11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46:30.122884233</meta:creation-date>
    <dc:date>2015-01-15T14:01:07.214640653</dc:date>
    <meta:editing-duration>PT3M24S</meta:editing-duration>
    <meta:editing-cycles>3</meta:editing-cycles>
    <meta:generator>LibreOffice/4.2.7.2$Linux_X86_64 LibreOffice_project/420m0$Build-2</meta:generator>
    <meta:document-statistic meta:object-count="6"/>
  </office:meta>
</office:document-meta>
</file>